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2D0000005BDAB86A0FFD494035.png" manifest:media-type="image/png"/>
  <manifest:file-entry manifest:full-path="Pictures/1000254900001F1C000009682F6158F7A7ADED42.svg" manifest:media-type="image/svg+xml"/>
  <manifest:file-entry manifest:full-path="Pictures/1000000100000216000002A60BC277A0F8698CD8.png" manifest:media-type="image/png"/>
  <manifest:file-entry manifest:full-path="Pictures/10007D570000373100004613FB169EC5FAC5DC7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Liberation Sans" fo:font-size="65pt" style:font-size-asian="65pt" style:font-size-complex="65pt"/>
    </style:style>
    <style:style style:name="P2" style:family="paragraph">
      <loext:graphic-properties draw:fill-color="#ffffff"/>
      <style:paragraph-properties style:writing-mode="lr-tb"/>
    </style:style>
    <style:style style:name="T1" style:family="text">
      <style:text-properties style:font-name="Liberation Sans" fo:font-size="55pt" style:font-size-asian="55pt" style:font-size-complex="55pt"/>
    </style:style>
    <style:style style:name="T2" style:family="text">
      <style:text-properties style:font-name="Liberation Sans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-0.072cm">
          <draw:text-box>
            <text:p><text:span text:style-name="T1">Home on the range with Django</text:span></text:p>
            <text:p><text:span text:style-name="T1"/></text:p>
            <text:p><text:span text:style-name="T2">Getting comfortable with ranges and range field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troke="none" svg:stroke-color="#430632" draw:fill="solid" draw:fill-color="#9c277c"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="solid" draw:fill-color="#430632" draw:textarea-vertical-align="middle" draw:auto-grow-height="false" fo:min-height="16.861cm" fo:min-width="70.005cm"/>
    </style:style>
    <style:style style:name="Mpr2" style:family="presentation" style:parent-style-name="Default-backgroundobjects">
      <style:graphic-properties draw:fill="solid" draw:fill-color="#eb4c34" draw:textarea-vertical-align="middle" draw:auto-grow-height="false" fo:min-height="16.863cm" fo:min-width="70.004cm"/>
    </style:style>
    <style:style style:name="Mpr3" style:family="presentation" style:parent-style-name="Default-backgroundobjects">
      <style:graphic-properties draw:fill="solid" draw:fill-color="#044059" draw:textarea-vertical-align="middle" draw:auto-grow-height="false" fo:min-height="16.863cm" fo:min-width="70.003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-backgroundobjects">
      <style:graphic-properties draw:fill="solid" draw:fill-color="#430632" draw:textarea-vertical-align="middle" draw:auto-grow-height="false" fo:min-height="16.048cm" fo:min-width="75.46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430632"/>
      <style:paragraph-properties fo:text-align="center"/>
    </style:style>
    <style:style style:name="MP6" style:family="paragraph">
      <loext:graphic-properties draw:fill="solid" draw:fill-color="#eb4c34"/>
      <style:paragraph-properties fo:text-align="center"/>
    </style:style>
    <style:style style:name="MP7" style:family="paragraph">
      <loext:graphic-properties draw:fill="solid" draw:fill-color="#044059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5" draw:layer="backgroundobjects" svg:width="70.005cm" svg:height="16.86cm" draw:transform="skewX (-0.000174532925199465) rotate (0.130376095123976) translate (-19.602cm 5.662cm)">
        <text:p/>
        <draw:enhanced-geometry svg:viewBox="0 0 21600 21600" draw:mirror-vertical="true" draw:mirror-horizontal="false" draw:type="block-arc" draw:modifiers="180 5400" draw:enhanced-path="B 0 0 21600 21600 ?f4 ?f3 ?f2 ?f3 W ?f5 ?f5 ?f6 ?f6 ?f2 ?f3 ?f4 ?f3 Z N">
          <draw:equation draw:name="f0" draw:formula="10800*cos($0 *(pi/180))"/>
          <draw:equation draw:name="f1" draw:formula="10800*sin($0 *(pi/180))"/>
          <draw:equation draw:name="f2" draw:formula="?f0 +10800"/>
          <draw:equation draw:name="f3" draw:formula="?f1 +10800"/>
          <draw:equation draw:name="f4" draw:formula="21600-?f2 "/>
          <draw:equation draw:name="f5" draw:formula="10800-$1 "/>
          <draw:equation draw:name="f6" draw:formula="10800+$1 "/>
          <draw:equation draw:name="f7" draw:formula="?f5 *cos($0 *(pi/180))"/>
          <draw:equation draw:name="f8" draw:formula="?f5 *sin($0 *(pi/180))"/>
          <draw:handle draw:handle-position="$1 $0" draw:handle-polar="10800 10800" draw:handle-radius-range-minimum="0" draw:handle-radius-range-maximum="10800"/>
        </draw:enhanced-geometry>
      </draw:custom-shape>
      <draw:custom-shape presentation:style-name="Mpr2" draw:text-style-name="MP6" draw:layer="backgroundobjects" svg:width="70.004cm" svg:height="16.863cm" draw:transform="rotate (0.0535816080362259) translate (-19.85cm 4.101cm)">
        <text:p/>
        <draw:enhanced-geometry svg:viewBox="0 0 21600 21600" draw:mirror-vertical="true" draw:mirror-horizontal="false" draw:type="block-arc" draw:modifiers="180 5400" draw:enhanced-path="B 0 0 21600 21600 ?f4 ?f3 ?f2 ?f3 W ?f5 ?f5 ?f6 ?f6 ?f2 ?f3 ?f4 ?f3 Z N">
          <draw:equation draw:name="f0" draw:formula="10800*cos($0 *(pi/180))"/>
          <draw:equation draw:name="f1" draw:formula="10800*sin($0 *(pi/180))"/>
          <draw:equation draw:name="f2" draw:formula="?f0 +10800"/>
          <draw:equation draw:name="f3" draw:formula="?f1 +10800"/>
          <draw:equation draw:name="f4" draw:formula="21600-?f2 "/>
          <draw:equation draw:name="f5" draw:formula="10800-$1 "/>
          <draw:equation draw:name="f6" draw:formula="10800+$1 "/>
          <draw:equation draw:name="f7" draw:formula="?f5 *cos($0 *(pi/180))"/>
          <draw:equation draw:name="f8" draw:formula="?f5 *sin($0 *(pi/180))"/>
          <draw:handle draw:handle-position="$1 $0" draw:handle-polar="10800 10800" draw:handle-radius-range-minimum="0" draw:handle-radius-range-maximum="10800"/>
        </draw:enhanced-geometry>
      </draw:custom-shape>
      <draw:custom-shape presentation:style-name="Mpr3" draw:text-style-name="MP7" draw:layer="backgroundobjects" svg:width="70.003cm" svg:height="16.863cm" draw:transform="skewX (6.31112333439633E-018) rotate (0.0500909495322373) translate (-20.594cm 4.045cm)">
        <text:p/>
        <draw:enhanced-geometry svg:viewBox="0 0 21600 21600" draw:mirror-vertical="true" draw:mirror-horizontal="false" draw:type="block-arc" draw:modifiers="180 5400" draw:enhanced-path="B 0 0 21600 21600 ?f4 ?f3 ?f2 ?f3 W ?f5 ?f5 ?f6 ?f6 ?f2 ?f3 ?f4 ?f3 Z N">
          <draw:equation draw:name="f0" draw:formula="10800*cos($0 *(pi/180))"/>
          <draw:equation draw:name="f1" draw:formula="10800*sin($0 *(pi/180))"/>
          <draw:equation draw:name="f2" draw:formula="?f0 +10800"/>
          <draw:equation draw:name="f3" draw:formula="?f1 +10800"/>
          <draw:equation draw:name="f4" draw:formula="21600-?f2 "/>
          <draw:equation draw:name="f5" draw:formula="10800-$1 "/>
          <draw:equation draw:name="f6" draw:formula="10800+$1 "/>
          <draw:equation draw:name="f7" draw:formula="?f5 *cos($0 *(pi/180))"/>
          <draw:equation draw:name="f8" draw:formula="?f5 *sin($0 *(pi/180))"/>
          <draw:handle draw:handle-position="$1 $0" draw:handle-polar="10800 10800" draw:handle-radius-range-minimum="0" draw:handle-radius-range-maximum="10800"/>
        </draw:enhanced-geometry>
      </draw:custom-shape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4" draw:text-style-name="MP2" draw:layer="backgroundobjects" svg:width="6.523cm" svg:height="1.085cm" svg:x="20.076cm" svg:y="12.81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085cm" svg:x="3.874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3.653cm" svg:height="4.638cm" svg:x="0.221cm" svg:y="10.794cm">
        <draw:image xlink:href="Pictures/10007D570000373100004613FB169EC5FAC5DC78.svg" xlink:type="simple" xlink:show="embed" xlink:actuate="onLoad" draw:mime-type="image/svg+xml">
          <text:p/>
        </draw:image>
        <draw:image xlink:href="Pictures/1000000100000216000002A60BC277A0F8698CD8.png" xlink:type="simple" xlink:show="embed" xlink:actuate="onLoad" draw:mime-type="image/png"/>
      </draw:frame>
      <draw:frame draw:style-name="Mgr3" draw:text-style-name="MP8" draw:layer="backgroundobjects" svg:width="4.505cm" svg:height="1.362cm" svg:x="23.395cm" svg:y="14.287cm">
        <draw:image xlink:href="Pictures/1000254900001F1C000009682F6158F7A7ADED42.svg" xlink:type="simple" xlink:show="embed" xlink:actuate="onLoad" draw:mime-type="image/svg+xml">
          <text:p/>
        </draw:image>
        <draw:image xlink:href="Pictures/100000010000012D0000005BDAB86A0FFD494035.png" xlink:type="simple" xlink:show="embed" xlink:actuate="onLoad" draw:mime-type="image/png"/>
      </draw:frame>
      <draw:custom-shape presentation:style-name="Mpr5" draw:text-style-name="MP5" draw:layer="backgroundobjects" svg:width="75.469cm" svg:height="16.048cm" draw:transform="skewX (-0.111177473352039) rotate (-3.09185076990796) translate (48.896cm 8.903cm)">
        <text:p/>
        <draw:enhanced-geometry svg:viewBox="0 0 21600 21600" draw:mirror-vertical="true" draw:mirror-horizontal="false" draw:type="block-arc" draw:modifiers="180 5400" draw:enhanced-path="B 0 0 21600 21600 ?f4 ?f3 ?f2 ?f3 W ?f5 ?f5 ?f6 ?f6 ?f2 ?f3 ?f4 ?f3 Z N">
          <draw:equation draw:name="f0" draw:formula="10800*cos($0 *(pi/180))"/>
          <draw:equation draw:name="f1" draw:formula="10800*sin($0 *(pi/180))"/>
          <draw:equation draw:name="f2" draw:formula="?f0 +10800"/>
          <draw:equation draw:name="f3" draw:formula="?f1 +10800"/>
          <draw:equation draw:name="f4" draw:formula="21600-?f2 "/>
          <draw:equation draw:name="f5" draw:formula="10800-$1 "/>
          <draw:equation draw:name="f6" draw:formula="10800+$1 "/>
          <draw:equation draw:name="f7" draw:formula="?f5 *cos($0 *(pi/180))"/>
          <draw:equation draw:name="f8" draw:formula="?f5 *sin($0 *(pi/180))"/>
          <draw:handle draw:handle-position="$1 $0" draw:handle-polar="10800 10800" draw:handle-radius-range-minimum="0" draw:handle-radius-range-maximum="10800"/>
        </draw:enhanced-geometry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8T17:04:35.670421287</meta:creation-date>
    <dc:date>2022-09-25T09:00:35.656687048</dc:date>
    <meta:editing-duration>PT4M23S</meta:editing-duration>
    <meta:editing-cycles>5</meta:editing-cycles>
    <meta:generator>LibreOffice/7.3.5.2$Linux_X86_64 LibreOffice_project/184fe81b8c8c30d8b5082578aee2fed2ea847c01</meta:generator>
    <meta:document-statistic meta:object-count="31"/>
  </office:meta>
</office:document-meta>
</file>